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Heading_20_2">
      <style:paragraph-properties fo:margin-top="0.25in" fo:margin-bottom="0.0835in" loext:contextual-spacing="false"/>
    </style:style>
    <style:style style:name="P7" style:family="paragraph" style:parent-style-name="Heading_20_2">
      <style:paragraph-properties fo:margin-left="0in" fo:margin-right="0in" fo:margin-top="0.25in" fo:margin-bottom="0.0835in" loext:contextual-spacing="false" fo:text-indent="0.5in" style:auto-text-indent="false"/>
    </style:style>
    <style:style style:name="P8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fo:color="#0000ff" style:font-name="Roboto Mono" fo:font-size="48pt" style:font-name-asian="Roboto Mono1" style:font-size-asian="48pt" style:font-name-complex="Roboto Mono1" style:font-size-complex="48pt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egc6w2emgfw6"/><text:span text:style-name="T1">night_riders</text:span></text:p>
      <text:p text:style-name="P6"><text:bookmark text:name="_xsqhh4y7mntc"/><text:span text:style-name="T2">Reglamento:</text:span></text:p>
      <text:p text:style-name="P7"><text:bookmark text:name="_o3kxtrabovag"/><text:span text:style-name="T3">Conducta y Forma de trabajo.</text:span></text:p>
      <text:p text:style-name="P1"/>
      <text:p text:style-name="P1"><text:span text:style-name="T4">Integrantes:</text:span></text:p>
      <text:p text:style-name="P1"/>
      <text:p text:style-name="P2">Alejandro Casas</text:p>
      <text:p text:style-name="P2">Nahuel Guigou </text:p>
      <text:p text:style-name="P3"><text:s text:c="12"/>Daniel Silva</text:p>
      <text:p text:style-name="P2">Gonzalo Lobelcho</text:p>
      <text:p text:style-name="P3"><text:s text:c="12"/>Mauricio Bellón</text:p>
      <text:p text:style-name="P3"/>
      <text:p text:style-name="P3"><text:span text:style-name="T4">Reglas:</text:span></text:p>
      <text:p text:style-name="P3"/>
      <text:list xml:id="list2315738621" text:style-name="WWNum2">
        <text:list-item>
          <text:p text:style-name="P4">Comprometerse con el proyecto.</text:p>
        </text:list-item>
        <text:list-item>
          <text:p text:style-name="P4">Trabajar siempre con seriedad y compromiso.</text:p>
        </text:list-item>
        <text:list-item>
          <text:p text:style-name="P4">Marcar fechas y horas para realizar reuniones vía Skype/Discord.</text:p>
        </text:list-item>
        <text:list-item>
          <text:p text:style-name="P4">Tratar de resolver los problemas juntos.</text:p>
        </text:list-item>
        <text:list-item>
          <text:p text:style-name="P4">Preguntar cada vez que se necesite algo.</text:p>
        </text:list-item>
        <text:list-item>
          <text:p text:style-name="P4">No ausentarse sin previo aviso.</text:p>
        </text:list-item>
        <text:list-item>
          <text:p text:style-name="P4">Disponer de herramientas.</text:p>
        </text:list-item>
        <text:list-item>
          <text:p text:style-name="P4">Inactividad hasta solo 2 semanas.</text:p>
        </text:list-item>
        <text:list-item>
          <text:p text:style-name="P4">Desarrollar una opinión propia del tema cada integrante y transmitirla al equipo.</text:p>
        </text:list-item>
        <text:list-item>
          <text:p text:style-name="P4">Evitar llegar tarde a las conferencias.</text:p>
        </text:list-item>
        <text:list-item>
          <text:p text:style-name="P4">Tratar de siempre dar lo mejor de cada uno.</text:p>
        </text:list-item>
        <text:list-item>
          <text:p text:style-name="P4"><text:soft-page-break/>Seguir el ritmo de el equipo sin <text:s/>distracciones de por medio.</text:p>
        </text:list-item>
        <text:list-item>
          <text:p text:style-name="P4">Buscar lo mejor para concretar el trabajo.</text:p>
        </text:list-item>
      </text:list>
      <text:p text:style-name="P1"/>
      <text:p text:style-name="P3"><text:span text:style-name="T4">Formato para los documentos:</text:span></text:p>
      <text:list xml:id="list3566300051" text:style-name="WWNum1">
        <text:list-item>
          <text:p text:style-name="P5">Fuente: Arial</text:p>
        </text:list-item>
        <text:list-item>
          <text:p text:style-name="P5">Tipo de documento: Hoja A4</text:p>
        </text:list-item>
        <text:list-item>
          <text:p text:style-name="P5">Títulos: Centrados</text:p>
        </text:list-item>
        <text:list-item>
          <text:p text:style-name="P5">Subtitulo: Alineado a la Izquierda</text:p>
        </text:list-item>
        <text:list-item>
          <text:p text:style-name="P5">Párrafos: Justificados</text:p>
        </text:list-item>
        <text:list-item>
          <text:p text:style-name="P5">Numeracion de paginas</text:p>
        </text:list-item>
        <text:list-item>
          <text:p text:style-name="P5">Encabezado de logo: Logo de equipo.</text:p>
        </text:list-item>
        <text:list-item>
          <text:p text:style-name="P5">Exportar en PDF para entrega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2" meta:word-count="164" meta:character-count="986" meta:non-whitespace-character-count="849"/>
    <meta:generator>LibreOfficeDev/6.0.5.2$Linux_X86_64 LibreOffice_project/</meta:generator>
  </office:meta>
</office:document-meta>
</file>